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 függvények használatának céljai</text:span></text:p>
      <text:p text:style-name="P1"><text:span text:style-name="T1"/></text:p>
      <text:p text:style-name="P1"><text:span text:style-name="T1">újrahasználhatóság</text:span></text:p>
      <text:p text:style-name="P1"><text:span text:style-name="T1"/></text:p>
      <text:p text:style-name="P1"><text:span text:style-name="T1">kód duplikáció csökkentése</text:span></text:p>
      <text:p text:style-name="P1"><text:span text:style-name="T1"/></text:p>
      <text:p text:style-name="P1"><text:span text:style-name="T1">absztrakció, paraméterezhet</text:span><text:span text:style-name="T2">ős</text:span><text:span text:style-name="T3">ég</text:span></text:p>
      <text:p text:style-name="P1"><text:span text:style-name="T3"/></text:p>
      <text:p text:style-name="P1"><text:span text:style-name="T3">függvény kifejezések</text:span></text:p>
      <text:p text:style-name="P1"><text:span text:style-name="T3">függvény mint változó</text:span></text:p>
      <text:p text:style-name="P1"><text:span text:style-name="T3">függvény mint paraméter</text:span></text:p>
      <text:p text:style-name="P1"><text:span text:style-name="T3">név nélküli függvény (anonymous function)</text:span></text:p>
      <text:p text:style-name="P1"><text:span text:style-name="T3">globális függvények:</text:span></text:p>
      <text:p text:style-name="P1"><text:span text:style-name="T3">alert</text:span></text:p>
      <text:p text:style-name="P1"><text:span text:style-name="T3">console.log</text:span></text:p>
      <text:p text:style-name="P1"><text:span text:style-name="T3">parseInt</text:span></text:p>
      <text:p text:style-name="P1"><text:span text:style-name="T3">parseFloat</text:span></text:p>
      <text:p text:style-name="P1"><text:span text:style-name="T3">return parancs</text:span></text:p>
      <text:p text:style-name="P1"><text:span text:style-name="T3">argumentumok</text:span></text:p>
      <text:p text:style-name="P1"><text:span text:style-name="T3">változó hatáskör (scope)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